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Eras Demi ITC"/>
    </style:style>
    <style:style style:name="P2" style:family="paragraph" style:parent-style-name="Standard">
      <style:text-properties style:font-name="Eras Demi ITC" fo:font-size="6pt" style:font-size-asian="6pt" style:font-size-complex="6pt"/>
    </style:style>
    <style:style style:name="P3" style:family="paragraph" style:parent-style-name="Standard">
      <style:paragraph-properties fo:text-align="center" style:justify-single-word="false"/>
      <style:text-properties style:font-name="Eras Bold ITC"/>
    </style:style>
    <style:style style:name="P4" style:family="paragraph" style:parent-style-name="Standard">
      <style:paragraph-properties fo:text-align="center" style:justify-single-word="false"/>
      <style:text-properties style:font-name="Eras Bold ITC" fo:font-size="18pt" style:font-size-asian="18pt" style:font-size-complex="18pt"/>
    </style:style>
    <style:style style:name="P5" style:family="paragraph" style:parent-style-name="Standard">
      <style:paragraph-properties fo:text-align="center" style:justify-single-word="false"/>
      <style:text-properties fo:color="#c5000b" style:font-name="Eras Bold ITC" fo:font-size="18pt" style:font-size-asian="18pt" style:font-size-complex="18pt"/>
    </style:style>
    <style:style style:name="P6"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Demi ITC" fo:font-size="6pt" style:font-size-asian="6pt" style:font-size-complex="6pt"/>
    </style:style>
    <style:style style:name="P7"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Light ITC"/>
    </style:style>
    <style:style style:name="P8"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Light ITC" fo:font-size="6pt" style:font-size-asian="6pt" style:font-size-complex="6pt"/>
    </style:style>
    <style:style style:name="P9"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style:style>
    <style:style style:name="P10"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fo:font-size="6pt" style:font-size-asian="6pt" style:font-size-complex="6pt"/>
    </style:style>
    <style:style style:name="P11" style:family="paragraph" style:parent-style-name="Standard">
      <style:paragraph-properties fo:margin-left="0.9311in" fo:margin-right="0.0043in" fo:text-indent="-0.2291in" style:auto-text-indent="false" fo:background-color="transparent" fo:padding="0in" fo:border="none" style:shadow="none">
        <style:tab-stops/>
        <style:background-image/>
      </style:paragraph-properties>
      <style:text-properties style:font-name="Eras Medium ITC" fo:font-size="6pt" style:font-size-asian="6pt" style:font-size-complex="6pt"/>
    </style:style>
    <style:style style:name="P12" style:family="paragraph" style:parent-style-name="Standard">
      <style:paragraph-properties fo:margin-left="1.1299in" fo:margin-right="1.1299in" fo:text-indent="0in" style:auto-text-indent="false" fo:background-color="#e6e6ff" fo:padding="0.0201in" fo:border="0.0346in solid #000000" style:shadow="#b3b3b3 0.0701in 0.0701in">
        <style:background-image/>
      </style:paragraph-properties>
      <style:text-properties style:font-name="Eras Demi ITC"/>
    </style:style>
    <style:style style:name="P13" style:family="paragraph" style:parent-style-name="Standard" style:master-page-name="">
      <style:paragraph-properties fo:margin-left="1.1299in" fo:margin-right="1.1299in" fo:text-indent="0in" style:auto-text-indent="false" style:page-number="auto" fo:background-color="#e6e6ff" fo:padding="0.0201in" fo:border="0.0346in solid #000000" style:shadow="#b3b3b3 0.0701in 0.0701in">
        <style:background-image/>
      </style:paragraph-properties>
      <style:text-properties style:font-name="Eras Demi ITC"/>
    </style:style>
    <style:style style:name="P14" style:family="paragraph" style:parent-style-name="Standard" style:master-page-name="">
      <style:paragraph-properties style:page-number="auto" fo:background-color="transparent" fo:padding="0.0098in" fo:border-left="none" fo:border-right="none" fo:border-top="none" fo:border-bottom="0.0138in solid #000000" style:shadow="none">
        <style:background-image/>
      </style:paragraph-properties>
      <style:text-properties style:font-name="Eras Demi ITC"/>
    </style:style>
    <style:style style:name="P15" style:family="paragraph" style:parent-style-name="Standard" style:master-page-name="">
      <style:paragraph-properties style:page-number="auto" fo:background-color="transparent" fo:padding="0.0098in" fo:border-left="none" fo:border-right="none" fo:border-top="none" fo:border-bottom="0.0138in solid #000000" style:shadow="none">
        <style:tab-stops/>
        <style:background-image/>
      </style:paragraph-properties>
      <style:text-properties style:font-name="Eras Demi ITC"/>
    </style:style>
    <style:style style:name="P16" style:family="paragraph" style:parent-style-name="Standard">
      <style:paragraph-properties fo:background-color="transparent" fo:padding="0.0098in" fo:border-left="none" fo:border-right="none" fo:border-top="none" fo:border-bottom="0.0138in solid #000000" style:shadow="none">
        <style:background-image/>
      </style:paragraph-properties>
      <style:text-properties style:font-name="Eras Demi ITC"/>
    </style:style>
    <style:style style:name="P17" style:family="paragraph" style:parent-style-name="Standard">
      <style:paragraph-properties fo:background-color="transparent" fo:padding="0in" fo:border="none" style:shadow="none">
        <style:background-image/>
      </style:paragraph-properties>
      <style:text-properties style:font-name="Eras Medium ITC"/>
    </style:style>
    <style:style style:name="P18" style:family="paragraph" style:parent-style-name="Standard">
      <style:paragraph-properties fo:margin-left="1.3339in" fo:margin-right="1.3339in" fo:text-indent="0in" style:auto-text-indent="false" fo:background-color="#e6e6ff" fo:padding="0.0201in" fo:border="0.0346in solid #000000" style:shadow="#b3b3b3 0.0701in 0.0701in">
        <style:background-image/>
      </style:paragraph-properties>
      <style:text-properties style:font-name="Eras Demi ITC"/>
    </style:style>
    <style:style style:name="P19" style:family="paragraph" style:parent-style-name="Standard">
      <style:paragraph-properties fo:text-align="center" style:justify-single-word="false"/>
      <style:text-properties style:font-name="Copperplate Gothic Bold"/>
    </style:style>
    <style:style style:name="P20" style:family="paragraph" style:parent-style-name="Standard" style:list-style-name="L1">
      <style:paragraph-properties fo:margin-left="0.35in" fo:margin-right="0in" fo:text-indent="-0.25in" style:auto-text-indent="false" fo:background-color="transparent" fo:padding="0in" fo:border="none" style:shadow="none">
        <style:tab-stops>
          <style:tab-stop style:position="-0.0102in"/>
        </style:tab-stops>
        <style:background-image/>
      </style:paragraph-properties>
      <style:text-properties style:font-name="Eras Medium ITC"/>
    </style:style>
    <style:style style:name="P21" style:family="paragraph" style:parent-style-name="Standard" style:list-style-name="L2">
      <style:paragraph-properties fo:margin-left="0.348in" fo:margin-right="0.0043in" fo:text-indent="-0.25in" style:auto-text-indent="false" fo:background-color="transparent" fo:padding="0in" fo:border="none" style:shadow="none">
        <style:tab-stops>
          <style:tab-stop style:position="-0.0102in"/>
        </style:tab-stops>
        <style:background-image/>
      </style:paragraph-properties>
      <style:text-properties style:font-name="Eras Medium ITC"/>
    </style:style>
    <style:style style:name="P22" style:family="paragraph" style:parent-style-name="Standard" style:list-style-name="L3">
      <style:paragraph-properties fo:margin-left="0.8063in" fo:margin-right="0.0043in" fo:text-indent="-0.302in" style:auto-text-indent="false" fo:background-color="transparent" fo:padding="0in" fo:border="none" style:shadow="none">
        <style:tab-stops>
          <style:tab-stop style:position="0.2291in"/>
        </style:tab-stops>
        <style:background-image/>
      </style:paragraph-properties>
      <style:text-properties style:font-name="Eras Light ITC"/>
    </style:style>
    <style:style style:name="P23" style:family="paragraph" style:parent-style-name="Standard" style:list-style-name="L4">
      <style:paragraph-properties fo:margin-left="0.8063in" fo:margin-right="0.0043in" fo:text-indent="-0.302in" style:auto-text-indent="false" fo:background-color="transparent" fo:padding="0in" fo:border="none" style:shadow="none">
        <style:tab-stops>
          <style:tab-stop style:position="0.2291in"/>
        </style:tab-stops>
        <style:background-image/>
      </style:paragraph-properties>
      <style:text-properties style:font-name="Eras Medium ITC"/>
    </style:style>
    <style:style style:name="P24" style:family="paragraph" style:parent-style-name="Standard" style:list-style-name="L5">
      <style:paragraph-properties fo:margin-left="0.9728in" fo:margin-right="0.0043in" fo:text-indent="-0.25in" style:auto-text-indent="false" fo:background-color="transparent" fo:padding="0in" fo:border="none" style:shadow="none">
        <style:tab-stops>
          <style:tab-stop style:position="0.0311in"/>
        </style:tab-stops>
        <style:background-image/>
      </style:paragraph-properties>
    </style:style>
    <style:style style:name="P25" style:family="paragraph" style:parent-style-name="Standard" style:list-style-name="L6">
      <style:paragraph-properties fo:margin-left="0.9626in" fo:margin-right="0.0043in" fo:text-indent="-0.2398in" style:auto-text-indent="false" fo:background-color="transparent" fo:padding="0in" fo:border="none" style:shadow="none">
        <style:tab-stops/>
        <style:background-image/>
      </style:paragraph-properties>
      <style:text-properties style:font-name="Eras Medium ITC"/>
    </style:style>
    <style:style style:name="P26"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Demi ITC"/>
    </style:style>
    <style:style style:name="T1" style:family="text">
      <style:text-properties style:text-underline-style="solid" style:text-underline-width="auto" style:text-underline-color="font-color"/>
    </style:style>
    <style:style style:name="T2" style:family="text">
      <style:text-properties style:font-name="Eras Medium ITC"/>
    </style:style>
    <style:style style:name="T3" style:family="text">
      <style:text-properties style:font-name="Eras Medium ITC" fo:font-weight="bold" style:font-weight-asian="bold" style:font-weight-complex="bold"/>
    </style:style>
    <style:style style:name="T4" style:family="text">
      <style:text-properties fo:font-size="18pt" fo:font-weight="normal" style:font-size-asian="18pt" style:font-weight-asian="normal" style:font-size-complex="18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126in" fo:text-indent="-0.25in" fo:margin-left="1.21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626in" fo:text-indent="-0.25in" fo:margin-left="1.4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126in" fo:text-indent="-0.25in" fo:margin-left="1.7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626in" fo:text-indent="-0.25in" fo:margin-left="1.9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126in" fo:text-indent="-0.25in" fo:margin-left="2.2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626in" fo:text-indent="-0.25in" fo:margin-left="2.4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126in" fo:text-indent="-0.25in" fo:margin-left="2.7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626in" fo:text-indent="-0.25in" fo:margin-left="2.9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126in" fo:text-indent="-0.25in" fo:margin-left="3.2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626in" fo:text-indent="-0.25in" fo:margin-left="3.4626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4">WyomingRegisteredAgent.com</text:span></text:p>
      <text:p text:style-name="P4">Gold Virtual Office Instructions</text:p>
      <text:p text:style-name="P3"/>
      <text:p text:style-name="P5">Your New Mailing Address &amp; Phone Numbers</text:p>
      <text:p text:style-name="P13">[onshow.company_name]</text:p>
      <text:p text:style-name="P12">[onshow.street_address]</text:p>
      <text:p text:style-name="P12">Suite #[onshow.suite_no]</text:p>
      <text:p text:style-name="P12">Cheyenne, WY 82001</text:p>
      <text:p text:style-name="P12">Phone: [onshow.phone_no]</text:p>
      <text:p text:style-name="P12">Fax: [onshow.fax_no]</text:p>
      <text:p text:style-name="P12">Voicemails Forward To: [onshow.vmail2email]</text:p>
      <text:p text:style-name="P12">Fax Forward To: [onshow.fax2email]</text:p>
      <text:p text:style-name="P2"/>
      <text:p text:style-name="P1">Thank you for your purchase of the <text:span text:style-name="T1">Gold Wyoming Virtual Office</text:span>. Below are a few tips and answers to commonly asked questions.</text:p>
      <text:p text:style-name="P1"/>
      <text:p text:style-name="P14">Forwarding Your Mail</text:p>
      <text:p text:style-name="P9">Once a week, your mail will be forwarded to you by first class mail to the address specified in your online account. As we receive mail for you throughout the week, you will be notified by email with a scanned image of the front of the envelope.</text:p>
      <text:p text:style-name="P8"/>
      <text:p text:style-name="P16">Requirements For VoIP</text:p>
      <text:p text:style-name="P9">You will need a high speed wired internet connection (DSL, Cable Modem, FiOS, etc.), and an open port on your network router.</text:p>
      <text:p text:style-name="P6"/>
      <text:p text:style-name="P16">Installing Your VoIP Adapter – Step 1</text:p>
      <text:p text:style-name="P9">Locate the following shipped to you:</text:p>
      <text:p text:style-name="P10"/>
      <text:list xml:id="list6803298312825545572" text:style-name="L1">
        <text:list-item>
          <text:p text:style-name="P20">Grandstream Phone (Base, Handset and Handset Cord)</text:p>
        </text:list-item>
        <text:list-item>
          <text:p text:style-name="P20">Power Adapter</text:p>
        </text:list-item>
        <text:list-item>
          <text:p text:style-name="P20">Ethernet Cable</text:p>
        </text:list-item>
      </text:list>
      <text:p text:style-name="P8"/>
      <text:p text:style-name="P16">Installing Your VoIP Adapter – Step 2</text:p>
      <text:list xml:id="list2947661955449210665" text:style-name="L2">
        <text:list-item>
          <text:p text:style-name="P21">Plug one end of the ethernet cable into the back of the phone.</text:p>
        </text:list-item>
        <text:list-item>
          <text:p text:style-name="P21">Plug the other end of the ethernet cable into your network router or switch.</text:p>
        </text:list-item>
        <text:list-item>
          <text:p text:style-name="P21">Plug the small end of the power adapter into the the DC 5V hole in the back of the phone.</text:p>
        </text:list-item>
        <text:list-item>
          <text:p text:style-name="P21">Plug the other end of the power adapter into the wall or a power surge protector.</text:p>
        </text:list-item>
        <text:list-item>
          <text:p text:style-name="P21">Wait for the LCD screen to light up and then wait for the phone to boot up.</text:p>
        </text:list-item>
      </text:list>
      <text:p text:style-name="P6"/>
      <text:p text:style-name="P16">Making Calls</text:p>
      <text:p text:style-name="P9">You can make calls to any number in the United States or Canada. Pick up the telephone and listen for a dial tone, and then dial 1+area code+phone number (for example 13076375151). Please wait a few seconds for the call to be placed, and you will hear ringing or a busy tone.</text:p>
      <text:p text:style-name="P7"/>
      <text:p text:style-name="P15">Receiving Calls</text:p>
      <text:p text:style-name="P9">When calls are made to your Wyoming phone number, it will automatically ring on the phone. <text:s/>If there is no answer after 30 seconds, or if the phone is not connected to the internet, calls will be routed to voicemail.</text:p>
      <text:p text:style-name="P26"/>
      <text:p text:style-name="P26"/>
      <text:p text:style-name="P16"><text:soft-page-break/>Accessing Voicemail</text:p>
      <text:p text:style-name="P9">You can access your voicemail to record greetings, change your password, or listen to messages. Call the voicemail access number and enter your mailbox and passcode listed below:</text:p>
      <text:p text:style-name="P8"/>
      <text:p text:style-name="P18">Voicemail Access: 1.307.773.0123</text:p>
      <text:p text:style-name="P18">Mailbox: [onshow.extension]</text:p>
      <text:p text:style-name="P18">Passcode: [onshow.passcode]</text:p>
      <text:p text:style-name="P8"/>
      <text:p text:style-name="P16">(Optional) Setting Up a SoftPhone using Windows or Mac</text:p>
      <text:p text:style-name="P7"><text:span text:style-name="T2">You can also use your Wyoming phone number from your Windows or Mac computer by installing VoIP software that uses the SIP protocol. We recommend the free or pay version of Zoiper, available at </text:span><text:a xlink:type="simple" xlink:href="http://www.zoiper.com/"><text:span text:style-name="T2">http://www.zoiper.com</text:span></text:a><text:span text:style-name="T2">. Once you have installed the software, configure it using the information below:</text:span></text:p>
      <text:p text:style-name="P8"/>
      <text:p text:style-name="P18">SIP Server: sip.wyphone.net</text:p>
      <text:p text:style-name="P18">SIP Username: [onshow.sip_user]</text:p>
      <text:p text:style-name="P18">SIP Password: [onshow.sip_password]</text:p>
      <text:p text:style-name="P8"/>
      <text:p text:style-name="P16">Changing Your Address</text:p>
      <text:p text:style-name="P7"><text:span text:style-name="T2">You can change your shipping address at any time by sending an email to </text:span><text:a xlink:type="simple" xlink:href="mailto:shipping@wyomingregisteredagent.com"><text:span text:style-name="T2">shipping@wyomingregisteredagent.com</text:span></text:a><text:span text:style-name="T2">, sending a Fax to 307.634.7570, or by managing your online account using your Internet web browser (see below).</text:span></text:p>
      <text:p text:style-name="P17"/>
      <text:p text:style-name="P16">Managing Your Account Online</text:p>
      <text:p text:style-name="P9">You can change your email, phone, and mail forwarding address, and view and pay invoices by accessing your online account. To login to your account:</text:p>
      <text:p text:style-name="P10"/>
      <text:list xml:id="list1477585214140059414" text:style-name="L3">
        <text:list-item>
          <text:p text:style-name="P22"><text:span text:style-name="T2">Go to </text:span><text:a xlink:type="simple" xlink:href="http://my.wyomingregisteredagent.com/user/password"><text:span text:style-name="T3">http://my.wyomingregisteredagent.com/</text:span></text:a></text:p>
        </text:list-item>
      </text:list>
      <text:list xml:id="list7057797632846431610" text:style-name="L4">
        <text:list-item>
          <text:p text:style-name="P23">In the upper right hand corner of the page, enter your username: [onshow.user_name]</text:p>
        </text:list-item>
        <text:list-item>
          <text:p text:style-name="P23">Enter your password in the password field. If you do not have your password, you can have a new password emailed to you (see below).</text:p>
        </text:list-item>
        <text:list-item>
          <text:p text:style-name="P23">Click login.</text:p>
        </text:list-item>
      </text:list>
      <text:p text:style-name="P8"/>
      <text:p text:style-name="P15">Lost/Misplaced Password?</text:p>
      <text:p text:style-name="P9">To request a temporary password to be emailed to you, please follow these steps:</text:p>
      <text:p text:style-name="P10"/>
      <text:list xml:id="list4905122259387822212" text:style-name="L5">
        <text:list-item>
          <text:p text:style-name="P24"><text:span text:style-name="T2">Go to </text:span><text:a xlink:type="simple" xlink:href="http://my.wyomingregisteredagent.com/user/password"><text:span text:style-name="T3">http://my.wyomingregisteredagent.com/user/password</text:span></text:a></text:p>
        </text:list-item>
      </text:list>
      <text:list xml:id="list8942317147527209545" text:style-name="L6">
        <text:list-item>
          <text:p text:style-name="P25">Enter your username: [onshow.user_name]</text:p>
        </text:list-item>
        <text:list-item>
          <text:p text:style-name="P25">Click Email new password</text:p>
        </text:list-item>
      </text:list>
      <text:p text:style-name="P11"/>
      <text:p text:style-name="P16">Questions and Support</text:p>
      <text:p text:style-name="P7"><text:span text:style-name="T2">If you have any questions about your service, please contact us by email (</text:span><text:a xlink:type="simple" xlink:href="mailto:support@wyomingregisteredagent.com"><text:span text:style-name="T2">support@wyomingregisteredagent.com</text:span></text:a><text:span text:style-name="T2">), phone (307.637.5151) or Fax (307.634.757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order="0.0701in double #000000" style:border-line-width="0.0008in 0.0346in 0.0346in" fo:padding="0.1in" style:shadow="none" fo:background-color="#cc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ogt</meta:initial-creator>
    <meta:creation-date>2012-09-15T20:38:44.13</meta:creation-date>
    <dc:date>2014-08-03T07:39:13.15</dc:date>
    <meta:editing-duration>PT22H15M6S</meta:editing-duration>
    <meta:editing-cycles>12</meta:editing-cycles>
    <meta:generator>OpenOffice.org/3.4.1$Win32 OpenOffice.org_project/341m1$Build-9593</meta:generator>
    <meta:printed-by>Keith Vogt</meta:printed-by>
    <meta:print-date>2012-09-17T21:03:08.71</meta:print-date>
    <meta:document-statistic meta:table-count="0" meta:image-count="0" meta:object-count="0" meta:page-count="2" meta:paragraph-count="56" meta:word-count="609" meta:character-count="3768"/>
  </office:meta>
</office:document-meta>
</file>